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ource">
      <style:text-properties fo:font-style="italic" style:font-style-asian="italic" style:font-style-complex="italic"/>
    </style:style>
    <style:style style:name="P2" style:family="paragraph" style:parent-style-name="Source">
      <style:text-properties fo:background-color="transparent"/>
    </style:style>
    <style:style style:name="P3" style:family="paragraph" style:parent-style-name="Chapitre_20_Titre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#00ffff" loext:char-shading-value="0" style:font-style-asian="italic" style:font-style-complex="italic"/>
    </style:style>
    <style:style style:name="T3" style:family="text">
      <style:text-properties fo:font-style="italic" fo:background-color="transparent" loext:char-shading-value="0" style:font-style-asian="italic" style:font-style-complex="italic"/>
    </style:style>
    <style:style style:name="T4" style:family="text">
      <style:text-properties fo:font-style="italic" fo:background-color="transparent" loext:char-shading-value="0" style:font-style-asian="italic" style:font-style-complex="italic"/>
    </style:style>
    <style:style style:name="T5" style:family="text">
      <style:text-properties fo:font-variant="small-caps"/>
    </style:style>
    <style:style style:name="T6" style:family="text">
      <style:text-properties fo:background-color="#00ffff" loext:char-shading-value="0"/>
    </style:style>
    <style:style style:name="T7" style:family="text">
      <style:text-properties style:text-position="super 58%"/>
    </style:style>
    <style:style style:name="T8" style:family="text">
      <style:text-properties style:text-position="super 58%" fo:background-color="transparent" loext:char-shading-value="0"/>
    </style:style>
    <style:style style:name="T9" style:family="text">
      <style:text-properties style:text-position="super 58%" fo:background-color="transparent" loext:char-shading-value="0"/>
    </style:style>
    <style:style style:name="T10" style:family="text">
      <style:text-properties fo:font-weight="bold" style:font-weight-asian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Page">{XLVII}</text:span>TABLE ALPHABÉTIQUE<text:line-break/><text:span text:style-name="T1">Des principales sources où l’on a puisé les renseignements</text:span><text:line-break/><text:span text:style-name="T1">contenus dans ce dictionnaire.</text:span></text:p>
      <text:p text:style-name="Section_20_Titre_20_NS">I. — <text:span text:style-name="T5">Sources manuscrites</text:span></text:p>
      <text:p text:style-name="Source"><text:span text:style-name="T1">Ancenis,</text:span> baronnie, 1241-1789 (Arch. L.-Inf., E 249-281). — Arch. communales.</text:p>
      <text:p text:style-name="Source"><text:span text:style-name="T1">Archives de la Loire-Inférieure,</text:span> séries B (Chambre des Comptes de Bretagne, Prési<text:span text:style-name="T12">dial et Prévôté de Nantes) ; — E (Trésor des Chartes de Bretagne ; titres féodaux, de famille et de propriété) </text:span>; — G (Clergé séculier) ; — H (Clergé régulier) ; — Q (Domaines nationaux).</text:p>
      <text:p text:style-name="Source"><text:span text:style-name="T1">Archives de l’Ille-et-Vilaine,</text:span> séries C (Intendance de Bretagne) ; — E (Titres féodaux) ; — H (Clergé régulier).</text:p>
      <text:p text:style-name="Source"><text:span text:style-name="T1">Archives nationales,</text:span> série P (Terriers des sénéchaussées de Guérande et de Nantes).</text:p>
      <text:p text:style-name="Source"><text:span text:style-name="T1">Assérac</text:span> (marquisat d’), 1408-1789 (Arch. L.-Inf., E 282-301).</text:p>
      <text:p text:style-name="Source"><text:span text:style-name="T1">Batz,</text:span> prieuré, 952-1781 (Arch. L.-Inf., H 111). — Arch. communales et paroissiales.</text:p>
      <text:p text:style-name="Source"><text:span text:style-name="T1">Beaulieu</text:span> (seigneurie de), XVI-XVIII<text:span text:style-name="T7">e</text:span> s. (Bibl. de Lesguiriac).</text:p>
      <text:p text:style-name="Source"><text:span text:style-name="T1">Béré</text:span> (prieuré de), XI<text:span text:style-name="T7">e</text:span> s. — 1791 (Arch. L.-Inf., H 112-131).</text:p>
      <text:p text:style-name="Source"><text:span text:style-name="T1">Bibliothèque de Nantes,</text:span> manuscrits du fonds Bizeul.</text:p>
      <text:p text:style-name="Source"><text:span text:style-name="T1">Bibliothèque Nationale,</text:span> anciens fonds des Blancs-Manteaux et Saint-Germain.</text:p>
      <text:p text:style-name="Source"><text:span text:style-name="T1">Blain,</text:span> marquisat, 1573-1790 (Arch. L.-Inf., E 302). — Arch. communales.</text:p>
      <text:p text:style-name="Source"><text:span text:style-name="T1">Blanche-Couronne</text:span> (abbaye de), 1167-1785 (Arch. L.-Inf., H 1-18).</text:p>
      <text:p text:style-name="Source"><text:span text:style-name="T1">Bourgneuf,</text:span> Archives de l’Aumônerie et de l’Hôpital, 1333-1789.</text:p>
      <text:p text:style-name="Source"><text:span text:style-name="T1">Briord</text:span> (châtellenie de), 1250-1789 (Arch. L.-Inf., E 351-378).</text:p>
      <text:p text:style-name="Source"><text:span text:style-name="T1">Bruc</text:span> (châtellenie de), XVIII<text:span text:style-name="T7">e</text:span> s. (Arch. L.-Inf., E 303).</text:p>
      <text:p text:style-name="Source"><text:span text:style-name="T1">Buzay</text:span> (abbaye de), 1144-1789 (Arch. L.-Inf., H 19-72).</text:p>
      <text:p text:style-name="Source"><text:span text:style-name="T1">Cadastre</text:span> et <text:span text:style-name="T1">Etat de sections des communes.</text:span></text:p>
      <text:p text:style-name="Source"><text:span text:style-name="T1">Carheil</text:span> (vicomté de), 1407-1788 (Arch. L.-Inf., E 306-334).</text:p>
      <text:p text:style-name="Source"><text:span text:style-name="T1">Chambre des Comptes de Bretagne</text:span> (Arch. L.-Inf., série B).</text:p>
      <text:p text:style-name="Source"><text:span text:style-name="T1">Châteaubriant,</text:span> baronnie, 1532-1788 (Arch. L.-Inf., E 379-386). — Arch. de l’hôpital général, 1596-1789. — Arch. communales.</text:p>
      <text:p text:style-name="Source"><text:span text:style-name="Page">{XLVIII}</text:span><text:span text:style-name="T1">Coislin</text:span> (marquisat de), 1466-1791 (Arch. L.-Inf., E 394-434).</text:p>
      <text:p text:style-name="Source"><text:span text:style-name="T1">Cordeliers</text:span> de Nantes et des autres villes du département, 1332-1789 (Arch. L.-Inf., H 278-295).</text:p>
      <text:p text:style-name="Source"><text:span text:style-name="T1">Couëts</text:span> (Prieuré des) 1447-1775 (Arch. L.-Inf., H 379-420).</text:p>
      <text:p text:style-name="Source"><text:span text:style-name="T1">Croisic</text:span> (le), Arch. communales.</text:p>
      <text:p text:style-name="Source"><text:span text:style-name="T1">Derval</text:span> (baronnie de), 1522-1790 (Arch. L.-Inf., E 422).</text:p>
      <text:p text:style-name="Source"><text:span text:style-name="T1">Dominicains</text:span> de Nantes et de Guérande, 1387-1790 (Arch. L.-Inf., H 296-318).</text:p>
      <text:p text:style-name="Source"><text:span text:style-name="T1">Donge</text:span> (vicomté de), 1430-1785 (Arch. L.-Inf., E 443-453) ; — Prieuré, XI<text:span text:style-name="T7">e</text:span> siècle, 1736 (Id., H 132-134, et Arch. Indre-et-L., H 268).</text:p>
      <text:p text:style-name="Source"><text:span text:style-name="T1">Eglises paroissiales du départ.,</text:span> 1326-1789 (Arch. L.-Inf., G 297-612).</text:p>
      <text:p text:style-name="Source"><text:span text:style-name="T1">Epinay</text:span> (seigneurie de l’), 1420-1790 (Arch. L.-Inf., E 335-339).</text:p>
      <text:p text:style-name="Source"><text:span text:style-name="T1">Escoublac</text:span> (châtellenie d’), 1669-1768 (Arch. L.-Inf., E 454).</text:p>
      <text:p text:style-name="Source"><text:span text:style-name="T1">Fresnay</text:span> (baronnie de), 1404-1781 (Arch. L.-Inf., E 304-305).</text:p>
      <text:p text:style-name="Source"><text:span text:style-name="T1">Gâvre</text:span> (le), Archives communales.</text:p>
      <text:p text:style-name="Source"><text:span text:style-name="T1">Géneston</text:span> (abbaye de), 1189-1782 (Arch. L.-Inf., H 74).</text:p>
      <text:p text:style-name="Source"><text:span text:style-name="T1">Goulaine</text:span> (marquisat de), 1423-1787 (Arch. L.-Inf., E 457-458).</text:p>
      <text:p text:style-name="Source"><text:span text:style-name="T1">Guérande,</text:span> Arch. communales ; — Arch. de la Brière ; — Arch. de l’Hôpital Saint-Louis et de l’Hôtel-Dieu ; — Cartulaire de Saint-Nicolas, XIV<text:span text:style-name="T7">e</text:span> siècle.</text:p>
      <text:p text:style-name="Source"><text:soft-page-break/><text:span text:style-name="T1">Huguetières</text:span> (châtellenie des), 1393-1789 (Arch. L.-Inf., E 495-504).</text:p>
      <text:p text:style-name="Source"><text:span text:style-name="T1">Indre</text:span> (prieuré d’), 1410-1776 (Arch. L.-Inf., H 90-108).</text:p>
      <text:p text:style-name="Source"><text:span text:style-name="T1">Machecoul</text:span> (prieuré de), XI<text:span text:style-name="T7">e</text:span> s. — 1424 (Arch. L.-Inf., H 134).</text:p>
      <text:p text:style-name="Source"><text:span text:style-name="T1">Malarit</text:span> (seigneurie du), 1400-1774 (Arch. L.-Inf., E 340-341).</text:p>
      <text:p text:style-name="Source"><text:span text:style-name="T1">Melleray</text:span> (abbaye de), 1147-1787 (Arch. L.-Inf., H 75-76).</text:p>
      <text:p text:style-name="Source"><text:span text:style-name="T1">Moûtiers</text:span> (prieuré des), 1180-1705 (Arch. L.-Inf., H 361-378).</text:p>
      <text:p text:style-name="Source"><text:span text:style-name="T1">Nantes,</text:span> Arch. de l’Evêché, 1247-1789 (Arch. L.-Inf., G 1-84) ; — Carmes, 1389-1783 (id., H 223-249) ; — Chapitre de Saint-Pierre, 862-1789 (id., G 85-280) ; — Chartreux, 1326-1790 (id., H 250-277) ; — Prieuré de Saint-Croix, 1095-1790 (id., H 136-149) ; — Prieuré de Notre-Dame, 1074-1161 (id., H 154).</text:p>
      <text:p text:style-name="Source"><text:span text:style-name="T1">Nort,</text:span> prieuré, XI<text:span text:style-name="T7">e</text:span> s. — 1673 (Arch. L.-Inf., H 150). — Archives communales.</text:p>
      <text:p text:style-name="Source"><text:span text:style-name="T1">Notaires</text:span> (minutes des), XVII<text:span text:style-name="T7">e</text:span>-XVIII<text:span text:style-name="T7">e</text:span> s. (Arch. L.-Inf., E 1429-1611).</text:p>
      <text:p text:style-name="Source"><text:span text:style-name="T1">Orvault</text:span> (seigneurie d’), 1416-1787 (Arch. L.-Inf., E 469-477).</text:p>
      <text:p text:style-name="Source"><text:span text:style-name="T1">Pèlerin</text:span> (prieuré du), XI<text:span text:style-name="T7">e</text:span> s. — 1683 (Arch. L.-Inf., H 151).</text:p>
      <text:p text:style-name="Source"><text:span text:style-name="T1">Pontchâteau</text:span> (baronnie de), 1489-1775 (Arch. L.-Inf., E 435-438).</text:p>
      <text:p text:style-name="Source"><text:span text:style-name="T1">Pornic</text:span> (châtellenie de), 1298-1<text:span text:style-name="T12">789 (Arch. L.-Inf</text:span>., E 504-517) ; — Abbaye, 1499-1789 (id., H 77-82).</text:p>
      <text:p text:style-name="Source"><text:span text:style-name="T1">Présidial de Nantes</text:span> (Arch. L.-Inf., B).</text:p>
      <text:p text:style-name="Source"><text:span text:style-name="T1">Prévôté de Nantes</text:span> (Arch. L.-Inf., B).</text:p>
      <text:p text:style-name="Source"><text:span text:style-name="T1">Redon</text:span> (abbaye de), 888-1786 (Arch. Ille-et-V., H, et L.-Inf., H 161).</text:p>
      <text:p text:style-name="Source"><text:span text:style-name="Page">{XLIX}</text:span><text:span text:style-name="T1">Retz</text:span> (duché de), 1318-1785 (Arch. L.-Inf., E 486-488).</text:p>
      <text:p text:style-name="Source"><text:span text:style-name="T1">Rezé</text:span> (vicomté de), 1250-1782 (Arch. L.-Inf., E 524-525).</text:p>
      <text:p text:style-name="Source"><text:span text:style-name="T1">Roche-Bernard</text:span> (baronnie de la), 1389-1790 (Arch. L.-Inf., E 439-440).</text:p>
      <text:p text:style-name="Source"><text:span text:style-name="T1">Saffré</text:span> (châtellenie de), 1546-1788 (Arch. L.-Inf., E 528-544). — Arch. communales.</text:p>
      <text:p text:style-name="Source"><text:span text:style-name="T1">Saint-André-des-Eaux</text:span> (châtellenie de), 1426-1788 (Arch. L.-Inf., E 535-538).</text:p>
      <text:p text:style-name="Source"><text:span text:style-name="T1">Saint-Aubin-d’Angers</text:span> (abbaye de), 1103-1460 (Arch. Maine-et-Loire, H 110 et 1778-1782).</text:p>
      <text:p text:style-name="Source"><text:span text:style-name="T1">Saint-Cyr-en-Retz</text:span> (prieuré de), 1128-1770 (Arch. L.-Inf., H 351-360).</text:p>
      <text:p text:style-name="Source"><text:span text:style-name="T1">Saint-Florent</text:span> (abbaye de), 1567-1787 (Arch. L.-Inf., 167-174).</text:p>
      <text:p text:style-name="Source"><text:span text:style-name="T1">Saint-Géréon</text:span> (prieuré de), 1305-1337 (Arch. L.-Inf., H 109).</text:p>
      <text:p text:style-name="Source"><text:span text:style-name="T1">Saint-Gildas-des-Bois</text:span> (abbaye de), 1206-1779 (Bibl. Nat. fonds des Blancs. Manteaux, et Arch. L.-Inf., H 83-85).</text:p>
      <text:p text:style-name="Source"><text:span text:style-name="T1">Saint-Jouin-de-Marnes</text:span> (abbaye de), 1565-1790 (Arch. L.-Inf., H 75-202).</text:p>
      <text:p text:style-name="Source"><text:span text:style-name="T1">Saint-Nazaire</text:span> (vicomté de), 1380-1790 (Arch. L.-Inf., E 539-595). — Arch. communales.</text:p>
      <text:p text:style-name="Source"><text:span text:style-name="T1">Saint-Nicolas-d’Angers</text:span> (abbaye de), XVII<text:span text:style-name="T7">e</text:span>-XVIII<text:span text:style-name="T7">e</text:span> s. (Arch. Maine-et-Loire, H 1801-1802).</text:p>
      <text:p text:style-name="Source"><text:span text:style-name="T1">Sainte-Pazanne</text:span> (seigneurie de), 1434-1786 (Arch. L.-Inf., E 596-601).</text:p>
      <text:p text:style-name="Source"><text:span text:style-name="T1">Saint-Serge</text:span> (abbaye de), 1083-1787 (Arch. Maine-et-Loire, H 1810-1811, et L.-Inf., H 296-212).</text:p>
      <text:p text:style-name="Source"><text:span text:style-name="T1">Salines de Guérande,</text:span> énumération par frairie (Ille-et-Vil., C 2397).</text:p>
      <text:p text:style-name="Source"><text:span text:style-name="T1">Sénéchaussée de Guérande,</text:span> aveux rendus aux ducs de Bretagne et aux Rois, 1389-1777 (Arch. L.-Inf., B 1441-1534).</text:p>
      <text:p text:style-name="Source"><text:span text:style-name="T1">Sénéchaussée de Nantes,</text:span> aveux rendus aux ducs de Bretagne et aux Rois, 1351-1777 (Arch. L.-Inf., B 1814-1952).</text:p>
      <text:p text:style-name="Source"><text:span text:style-name="T1">Tournus</text:span> (abbaye de), 819-1788 (Arch. L.-Inf., H 203-205).</text:p>
      <text:p text:style-name="Source"><text:span text:style-name="T1">Toussaint d’Angers</text:span> (abbaye de), 1118-1787 (Arch. L.-Inf., H 213-220).</text:p>
      <text:p text:style-name="Source"><text:span text:style-name="T1">Trésor des chartes de Bretagne,</text:span> 1101-1789 (Arch. L.-Inf., E 1-248).</text:p>
      <text:p text:style-name="Source"><text:span text:style-name="T1">Villeneuve</text:span> (abbaye de), 1201-1791 (Arch. L.-Inf., H 86-87).</text:p>
      <text:p text:style-name="Source"><text:span text:style-name="T1">Vue</text:span> (châtellenie de), 1431-1789 (Arch. L.-Inf., E 518-523).</text:p>
      <text:p text:style-name="Section_20_Titre"><text:soft-page-break/><text:span text:style-name="Page"><text:span text:style-name="T10">{L}</text:span></text:span>II. — <text:span text:style-name="T5">Sources imprimées</text:span></text:p>
      <text:p text:style-name="Source"><text:span text:style-name="T1">Argentré</text:span> (<text:span text:style-name="T1">B. d’</text:span>), L’histoire de Bretagne, des roys, ducs, comtes et princes d’icelle, 1669, in-f°.</text:p>
      <text:p text:style-name="Source"><text:span text:style-name="T1">Barthélemy</text:span> (<text:span text:style-name="T1">A. de</text:span>), et <text:span text:style-name="T1">G. de Bourgogne,</text:span> Les Anciens Évêchés de Bretagne, 1855-1879, 7 vol. in-8°.</text:p>
      <text:p text:style-name="Source"><text:span text:style-name="T1">Blanchard</text:span> (<text:span text:style-name="T1">R.</text:span>), Lettres et Mandements de Jean V, 5 vol. in-4° (Bibliophiles bretons).</text:p>
      <text:p text:style-name="Source"><text:span text:style-name="T1">Bouquet</text:span> (<text:span text:style-name="T1">Dom</text:span>), Recueil des Historiens de la Gaule, 1738-1822, 18 vol. in-f°.</text:p>
      <text:p text:style-name="Source"><text:span text:style-name="T1">Bréhier</text:span> (<text:span text:style-name="T1">de</text:span>), Chartes relatives au prieuré de Pontchâteau (Soc. Archéol. de Nantes, 1863).</text:p>
      <text:p text:style-name="Source"><text:span text:style-name="T1">Caillo,</text:span> Notes sur le Croisic, 1869, in-8°.</text:p>
      <text:p text:style-name="P1">Cartes de Cassini.</text:p>
      <text:p text:style-name="P1">Cartes de France dressées par ordre du Ministre de l’Intérieur.</text:p>
      <text:p text:style-name="Source"><text:span text:style-name="T1">Cartulaire de l’abbaye de Landévennec,</text:span> édit. Le Men, 1886, in-4° (Doc. inédits de l’Hist. de France, Mélanges, tome V).</text:p>
      <text:p text:style-name="Source"><text:span text:style-name="T1">Cartulaire de l’abbaye de Sainte-Croix de Quimperlé,</text:span> édit. Maître et de Berthou, 1904, in-8°.</text:p>
      <text:p text:style-name="Source"><text:span text:style-name="T1">Cartulaire des Sires de Rays,</text:span> 1898, 2 vol. in-8° (Arch. du Poitou).</text:p>
      <text:p text:style-name="Source"><text:span text:style-name="T1">Cartulaire de l’abbaye de Redon,</text:span> édit. de Courson, 1863, in-4° (Doc. inédits de l’Hist. de France<text:span text:style-name="T6">)</text:span>.</text:p>
      <text:p text:style-name="Source"><text:span text:style-name="T1">Cartulaire de l’abbaye du Ronceray d’Angers,</text:span> édit. Marchegay.</text:p>
      <text:p text:style-name="Source"><text:span text:style-name="T1">Cartulaire de l’abbaye de Saint-Aubin d’Angers,</text:span> édit. B. de Broussillon, 3 vol. in-8°.</text:p>
      <text:p text:style-name="Source"><text:span text:style-name="T1">Cartulaire de l’abbaye de Saint-Georges de Rennes,</text:span> édit. La Bigne-Villeneuve, 1876, in-8°.</text:p>
      <text:p text:style-name="Source"><text:span text:style-name="T1">Cartulaire de l’abbaye de Saint-Jouin de Marnes,</text:span> 1854, in-8° (Soc. de statistique des Deux-Sèvres).</text:p>
      <text:p text:style-name="Source"><text:span text:style-name="T1">Cartulaire de l’abbaye de Tyron,</text:span> édit. Merlet, 1883, 2 vol. in-8°.</text:p>
      <text:p text:style-name="Source"><text:span text:style-name="T1">Chronique de Nantes,</text:span> édit. Merlet, 1896, in-8°.</text:p>
      <text:p text:style-name="Source"><text:span text:style-name="T1">Cornulier</text:span> (<text:span text:style-name="T1">E. de</text:span>), Dictionnaire des terres et seigneuries comprises dans l’Ancien Comté nantais, 1857, in-8°.</text:p>
      <text:p text:style-name="Source"><text:span text:style-name="T1">Desjardins</text:span> (<text:span text:style-name="T1">Ernest</text:span>), Géographie historique et administrative de la Gaule romaine, 1876-1893, 4 vol. in-8°.</text:p>
      <text:p text:style-name="Source"><text:span text:style-name="T1">D</text:span><text:span text:style-name="T4">esmars</text:span><text:span text:style-name="T12"> (</text:span><text:span text:style-name="T4">J.</text:span><text:span text:style-name="T12">), La presqu’île guérandaise, 1869, in-18°.</text:span></text:p>
      <text:p text:style-name="P2"><text:span text:style-name="T1">Desmars</text:span> (<text:span text:style-name="T1">J.</text:span>), Redon et ses environs, 1869, in-18°.</text:p>
      <text:p text:style-name="Source"><text:span text:style-name="Page"><text:span text:style-name="T12">{LI}</text:span></text:span><text:span text:style-name="T4">Durvill</text:span><text:span text:style-name="T1">e</text:span> (<text:span text:style-name="T1">G.</text:span>), Les fiefs de Nantes, du X<text:span text:style-name="T7">e</text:span> siècle à la Révolution, 1898 (Soc. archéol. de Nantes).</text:p>
      <text:p text:style-name="Source"><text:span text:style-name="T1">État des Paroisses de la Province de Bretagne,</text:span> 1769, in-8°.</text:p>
      <text:p text:style-name="P2"><text:span text:style-name="T1">Gallia Christiana,</text:span> tomes VIII et XIV, 1744 et 1856, in-f°.</text:p>
      <text:p text:style-name="P2"><text:span text:style-name="T1">Guillotin de Corson,</text:span> L’abbaye de Melleraye avant la Révolution, 1895, in-8°.</text:p>
      <text:p text:style-name="P2"><text:span text:style-name="T1">Guillotin de Corson,</text:span> Les Templiers et les Hospitaliers de Saint-Jean de Jérusalem, en Bretagne, 1902, in-8°.</text:p>
      <text:p text:style-name="P2"><text:span text:style-name="T1">Guillotin de Corson,</text:span> Les Grandes seigneuries de la Haute-Bretagne, Loire-Inférieure, 1899, in-8°.</text:p>
      <text:p text:style-name="P2"><text:span text:style-name="T1">Kerviler</text:span> (<text:span text:style-name="T1">René</text:span>), Chapitre inédit de l’histoire de Saint-Nazaire, 1875-1876 (Soc. archéol. de Nantes).</text:p>
      <text:p text:style-name="P2"><text:span text:style-name="T1">La Borderie</text:span> (<text:span text:style-name="T1">A. de</text:span>), Histoire de Bretagne, 1896-1899, 3 vol. in-8°.</text:p>
      <text:p text:style-name="P2"><text:span text:style-name="T1">La Borderie</text:span> (<text:span text:style-name="T1">A. de</text:span>), Recueil d’actes inédits des ducs et princes de Bretagne, 1888-1902, 2 vol. in-8°.</text:p>
      <text:p text:style-name="P2"><text:span text:style-name="T1">La Borderie</text:span> (<text:span text:style-name="T1">A. de</text:span>), Essai sur la géographie féodale de la Bretagne, 1889, in-8°.</text:p>
      <text:p text:style-name="P2"><text:span text:style-name="T1">La Borderie</text:span> (<text:span text:style-name="T1">A. de</text:span>), Inventaire des titres des prieurés de Marmoutier situés dans l’évêché de Nantes, 1866-1867 (Soc. Archéol. de Nantes).</text:p>
      <text:p text:style-name="P2"><text:span text:style-name="T1">La Nicollière-Teijéro</text:span> (<text:span text:style-name="T1">S. de</text:span>), Titres de l’abbaye de Géneston, 1873 (Soc. Archéol. de Nantes).</text:p>
      <text:p text:style-name="P2"><text:span text:style-name="T1">La Nicollière-Teijéro</text:span> (<text:span text:style-name="T1">S. de</text:span>), l’Abbaye de Notre-Dame de la Chaume, 1879 (Soc. Archéol. de Nantes).</text:p>
      <text:p text:style-name="P2"><text:span text:style-name="T1">La Nicollière-Teijéro</text:span> (<text:span text:style-name="T1">S. de</text:span>), Privilèges de la ville de Nantes, 1883, in-4° (Bibliophiles Bretons).</text:p>
      <text:p text:style-name="P2"><text:span text:style-name="T1">La Nicollière-Teijéro</text:span> (<text:span text:style-name="T1">S. de</text:span>), l’Eglise royale et collégiale de Nantes, 1862-1865 (Soc. Archéol. de Nantes).</text:p>
      <text:p text:style-name="P2"><text:span text:style-name="T1">La Nicollière-Teijéro</text:span> (<text:span text:style-name="T1">S. de</text:span>), Le prieuré des Couëts en 1554, 1867 (Soc. Archéol. de Nantes).</text:p>
      <text:p text:style-name="P2"><text:span text:style-name="T1">Lesquen</text:span> (<text:span text:style-name="T1">de</text:span>) et <text:span text:style-name="T1">Mollat,</text:span> Mesures fiscales exercées en Bretagne par les papes d’Avignon, à l’époque du grand Schisme d’Occident, 1904, in-8°.</text:p>
      <text:p text:style-name="Source"><text:span text:style-name="T1">L’Estourbeillon</text:span> (<text:span text:style-name="T1">M</text:span><text:span text:style-name="T7">is</text:span> <text:span text:style-name="T1">de</text:span>), Inventaires des Archives des châteaux bretons.</text:p>
      <text:p text:style-name="Source"><text:span text:style-name="T1">Lisle du Dréneuc</text:span> (<text:span text:style-name="T1">P. de</text:span>), Dictionnaire archéol. de la Loire-Inférieure, 1882, in-8°.</text:p>
      <text:p text:style-name="Source"><text:span text:style-name="T1">Lobineau</text:span> (<text:span text:style-name="T1">Dom</text:span>), Histoire de Bretagne, 1707, 2 vol. in-f°.</text:p>
      <text:p text:style-name="Source"><text:soft-page-break/><text:span text:style-name="T1">Longnon,</text:span> <text:span text:style-name="T12">Géographie de la Gaule au VI</text:span><text:span text:style-name="T9">e</text:span><text:span text:style-name="T12"> siècle, 1878, in-8°.</text:span></text:p>
      <text:p text:style-name="P2"><text:span text:style-name="T1">Longnon,</text:span> Atlas historique de la France, 1885-1889, in-8°, et atlas in-f°.</text:p>
      <text:p text:style-name="Source"><text:span text:style-name="T4">Loth</text:span><text:span text:style-name="T12"> (J.), L’Emi</text:span>gration bretonne en Armorique du V<text:span text:style-name="T7">e</text:span> au VII<text:span text:style-name="T7">e</text:span> siècle, 1884, in-8°.</text:p>
      <text:p text:style-name="Source"><text:span text:style-name="T1">Macé de Vaudoré,</text:span> Dictionnaire historique, géographique et topographique de Nantes et de l’ancien comté nantais, 1836, in-4°.</text:p>
      <text:p text:style-name="Source"><text:span text:style-name="Page">{LII}</text:span><text:span text:style-name="T1">Maître</text:span> (<text:span text:style-name="T1">Léon</text:span>), Géographie historique de la Loire-Inférieure. 2 vol. in-8°.</text:p>
      <text:p text:style-name="Source"><text:span text:style-name="T1">Marchegay</text:span> (<text:span text:style-name="T1">P.</text:span>), Chartes nantaises du monastère de Saint-Florent, 1877 (Soc. Archéol. de Nantes).</text:p>
      <text:p text:style-name="Source"><text:span text:style-name="T1">Morice</text:span> (<text:span text:style-name="T1">Dom</text:span>), Mémoires pour servir de preuves à l’histoire de Bretagne 1742-1746, 3 vol. in-f°.</text:p>
      <text:p text:style-name="Source"><text:span text:style-name="T1">Ogée,</text:span> Dictionnaire historique et géographique de Bretagne, 1843-1853, 2 vol. in-8°.</text:p>
      <text:p text:style-name="Source"><text:span text:style-name="T1">Orieux et Vincent,</text:span> Histoire et géographie de la Loire-Inférieure, 1895, 2 vol. in-8°.</text:p>
      <text:p text:style-name="Source"><text:span text:style-name="T1">Pouillé du diocèse de Nantes,</text:span> inséré au Cartulaire de Redon.</text:p>
      <text:p text:style-name="Source"><text:span text:style-name="T1">Spalz,</text:span> Notice historique sur la commune de Couëron, 1865-1866 (Soc. archéol. de Nantes).</text:p>
      <text:p text:style-name="Source"><text:span text:style-name="T1">Travers,</text:span> Histoire civile, politique et religieuse de la ville de Nantes, 1836-1841, 3 vol. in-4°.</text:p>
      <text:p text:style-name="Sourc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class="extra">
      <style:paragraph-properties fo:margin-left="0cm" fo:margin-right="0cm" fo:margin-top="0cm" fo:margin-bottom="0.071cm" loext:contextual-spacing="false" fo:line-height="0.388cm" fo:text-align="justify" style:justify-single-word="false" fo:orphans="2" fo:widows="2" fo:text-indent="0.635cm" style:auto-text-indent="false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Chapitre_20_Titre" style:display-name="Chapitre Titre" style:family="paragraph">
      <style:paragraph-properties fo:margin-top="0cm" fo:margin-bottom="0.847cm" loext:contextual-spacing="false" fo:line-height="0.635cm" fo:text-align="center" style:justify-single-word="false" fo:keep-together="always" fo:orphans="2" fo:widows="2" fo:keep-with-next="always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Section_20_Titre_20_NS" style:display-name="Section Titre NS" style:family="paragraph">
      <style:paragraph-properties fo:margin-top="0cm" fo:margin-bottom="0.423cm" loext:contextual-spacing="false" fo:line-height="0.564cm" fo:text-align="center" style:justify-single-word="false" fo:keep-together="always" fo:orphans="2" fo:widows="2" fo:keep-with-next="always" style:text-autospace="none"/>
      <style:text-properties fo:color="#800000" style:font-name="Times New Roman" fo:font-family="'Times New Roman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Source" style:family="paragraph">
      <style:paragraph-properties fo:margin-left="0.635cm" fo:margin-right="0cm" fo:margin-top="0cm" fo:margin-bottom="0.106cm" loext:contextual-spacing="false" fo:line-height="0.423cm" fo:text-align="justify" style:justify-single-word="false" fo:orphans="2" fo:widows="2" fo:text-indent="-0.635cm" style:auto-text-indent="false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ection_20_Titre" style:display-name="Section Titre" style:family="paragraph">
      <style:paragraph-properties fo:margin-top="0.847cm" fo:margin-bottom="0.423cm" loext:contextual-spacing="false" fo:line-height="0.564cm" fo:text-align="center" style:justify-single-word="false" fo:keep-together="always" fo:orphans="2" fo:widows="2" fo:keep-with-next="always" style:text-autospace="none"/>
      <style:text-properties fo:color="#800000" style:font-name="Times New Roman" fo:font-family="'Times New Roman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Default_20_Paragraph_20_Font" style:display-name="Default Paragraph Font" style:family="text"/>
    <style:style style:name="Page" style:family="text" style:parent-style-name="Default_20_Paragraph_20_Font">
      <style:text-properties fo:color="#ff0000"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{XLVII}TABLE ALPHABÉTIQUE</dc:title>
    <dc:subject/>
    <meta:keyword/>
    <dc:description/>
    <meta:initial-creator>Balaur Shah</meta:initial-creator>
    <meta:creation-date>2019-02-18T12:34:00</meta:creation-date>
    <dc:date>2019-08-13T19:06:36.012678222</dc:date>
    <meta:editing-cycles>4</meta:editing-cycles>
    <meta:editing-duration>PT2M47S</meta:editing-duration>
    <meta:generator>LibreOffice/6.0.7.3$MacOSX_X86_64 LibreOffice_project/dc89aa7a9eabfd848af146d5086077aeed2ae4a5</meta:generator>
    <meta:document-statistic meta:table-count="0" meta:image-count="0" meta:object-count="0" meta:page-count="4" meta:paragraph-count="131" meta:word-count="1479" meta:character-count="10362" meta:non-whitespace-character-count="8984"/>
  </office:meta>
</office:document-meta>
</file>